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75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95.95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ecincts_in_bounding_bo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nct</text:p>
          </table:table-cell>
          <table:table-cell office:value-type="string" calcext:value-type="string">
            <text:p>Council Distric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at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-77.1096067217567" calcext:value-type="float">
            <text:p>-77.1096067217567</text:p>
          </table:table-cell>
          <table:table-cell office:value-type="float" office:value="38.9577381611191" calcext:value-type="float">
            <text:p>38.957738161119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-77.1122786426784" calcext:value-type="float">
            <text:p>-77.1122786426784</text:p>
          </table:table-cell>
          <table:table-cell office:value-type="float" office:value="38.9602121159431" calcext:value-type="float">
            <text:p>38.960212115943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-77.1028193275185" calcext:value-type="float">
            <text:p>-77.1028193275185</text:p>
          </table:table-cell>
          <table:table-cell office:value-type="float" office:value="38.9584710886305" calcext:value-type="float">
            <text:p>38.958471088630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-77.0889409374608" calcext:value-type="float">
            <text:p>-77.0889409374608</text:p>
          </table:table-cell>
          <table:table-cell office:value-type="float" office:value="38.9637936200717" calcext:value-type="float">
            <text:p>38.963793620071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-77.1219190122765" calcext:value-type="float">
            <text:p>-77.1219190122765</text:p>
          </table:table-cell>
          <table:table-cell office:value-type="float" office:value="38.9523754957876" calcext:value-type="float">
            <text:p>38.952375495787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  <table:table-cell office:value-type="float" office:value="-76.9879803854589" calcext:value-type="float">
            <text:p>-76.9879803854589</text:p>
          </table:table-cell>
          <table:table-cell office:value-type="float" office:value="38.9824643012499" calcext:value-type="float">
            <text:p>38.982464301249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" calcext:value-type="float">
            <text:p>5</text:p>
          </table:table-cell>
          <table:table-cell office:value-type="float" office:value="-77.0124148825527" calcext:value-type="float">
            <text:p>-77.0124148825527</text:p>
          </table:table-cell>
          <table:table-cell office:value-type="float" office:value="38.982659752662" calcext:value-type="float">
            <text:p>38.98265975266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" calcext:value-type="float">
            <text:p>5</text:p>
          </table:table-cell>
          <table:table-cell office:value-type="float" office:value="-77.0152105971217" calcext:value-type="float">
            <text:p>-77.0152105971217</text:p>
          </table:table-cell>
          <table:table-cell office:value-type="float" office:value="38.9923950132141" calcext:value-type="float">
            <text:p>38.992395013214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-77.0512978760152" calcext:value-type="float">
            <text:p>-77.0512978760152</text:p>
          </table:table-cell>
          <table:table-cell office:value-type="float" office:value="38.992296289339" calcext:value-type="float">
            <text:p>38.99229628933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float" office:value="-77.1089289761313" calcext:value-type="float">
            <text:p>-77.1089289761313</text:p>
          </table:table-cell>
          <table:table-cell office:value-type="float" office:value="38.9603838723842" calcext:value-type="float">
            <text:p>38.960383872384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-77.0924081620595" calcext:value-type="float">
            <text:p>-77.0924081620595</text:p>
          </table:table-cell>
          <table:table-cell office:value-type="float" office:value="38.9691922193562" calcext:value-type="float">
            <text:p>38.969192219356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float" office:value="-77.077527177243" calcext:value-type="float">
            <text:p>-77.077527177243</text:p>
          </table:table-cell>
          <table:table-cell office:value-type="float" office:value="38.9706835977227" calcext:value-type="float">
            <text:p>38.970683597722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  <table:table-cell office:value-type="float" office:value="-76.9905279104544" calcext:value-type="float">
            <text:p>-76.9905279104544</text:p>
          </table:table-cell>
          <table:table-cell office:value-type="float" office:value="38.9772031190074" calcext:value-type="float">
            <text:p>38.977203119007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" calcext:value-type="float">
            <text:p>5</text:p>
          </table:table-cell>
          <table:table-cell office:value-type="float" office:value="-77.0093788834936" calcext:value-type="float">
            <text:p>-77.0093788834936</text:p>
          </table:table-cell>
          <table:table-cell office:value-type="float" office:value="38.9821316567898" calcext:value-type="float">
            <text:p>38.982131656789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-77.1381431241621" calcext:value-type="float">
            <text:p>-77.1381431241621</text:p>
          </table:table-cell>
          <table:table-cell office:value-type="float" office:value="38.9747644767913" calcext:value-type="float">
            <text:p>38.974764476791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-77.0998645250921" calcext:value-type="float">
            <text:p>-77.0998645250921</text:p>
          </table:table-cell>
          <table:table-cell office:value-type="float" office:value="38.9864595432936" calcext:value-type="float">
            <text:p>38.986459543293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-77.0802384612109" calcext:value-type="float">
            <text:p>-77.0802384612109</text:p>
          </table:table-cell>
          <table:table-cell office:value-type="float" office:value="38.9785671768061" calcext:value-type="float">
            <text:p>38.978567176806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-77.0766535338844" calcext:value-type="float">
            <text:p>-77.0766535338844</text:p>
          </table:table-cell>
          <table:table-cell office:value-type="float" office:value="38.9802221537275" calcext:value-type="float">
            <text:p>38.980222153727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-77.1276727887665" calcext:value-type="float">
            <text:p>-77.1276727887665</text:p>
          </table:table-cell>
          <table:table-cell office:value-type="float" office:value="38.9816307564873" calcext:value-type="float">
            <text:p>38.981630756487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-77.1527233394918" calcext:value-type="float">
            <text:p>-77.1527233394918</text:p>
          </table:table-cell>
          <table:table-cell office:value-type="float" office:value="38.9732587274121" calcext:value-type="float">
            <text:p>38.973258727412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-77.088969976786" calcext:value-type="float">
            <text:p>-77.088969976786</text:p>
          </table:table-cell>
          <table:table-cell office:value-type="float" office:value="38.98682647788" calcext:value-type="float">
            <text:p>38.9868264778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-77.0635946476722" calcext:value-type="float">
            <text:p>-77.0635946476722</text:p>
          </table:table-cell>
          <table:table-cell office:value-type="float" office:value="38.9870199524757" calcext:value-type="float">
            <text:p>38.987019952475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  <table:table-cell office:value-type="float" office:value="-77.0263360504599" calcext:value-type="float">
            <text:p>-77.0263360504599</text:p>
          </table:table-cell>
          <table:table-cell office:value-type="float" office:value="38.9867963164962" calcext:value-type="float">
            <text:p>38.986796316496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-77.0734323536028" calcext:value-type="float">
            <text:p>-77.0734323536028</text:p>
          </table:table-cell>
          <table:table-cell office:value-type="float" office:value="38.998770528417" calcext:value-type="float">
            <text:p>38.99877052841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" calcext:value-type="float">
            <text:p>5</text:p>
          </table:table-cell>
          <table:table-cell office:value-type="float" office:value="-77.0024156167627" calcext:value-type="float">
            <text:p>-77.0024156167627</text:p>
          </table:table-cell>
          <table:table-cell office:value-type="float" office:value="39.0045260504154" calcext:value-type="float">
            <text:p>39.004526050415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" calcext:value-type="float">
            <text:p>5</text:p>
          </table:table-cell>
          <table:table-cell office:value-type="float" office:value="-77.0467716287495" calcext:value-type="float">
            <text:p>-77.0467716287495</text:p>
          </table:table-cell>
          <table:table-cell office:value-type="float" office:value="39.0065373914821" calcext:value-type="float">
            <text:p>39.006537391482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-77.1717600546028" calcext:value-type="float">
            <text:p>-77.1717600546028</text:p>
          </table:table-cell>
          <table:table-cell office:value-type="float" office:value="38.9832956272219" calcext:value-type="float">
            <text:p>38.983295627221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-77.1282437168237" calcext:value-type="float">
            <text:p>-77.1282437168237</text:p>
          </table:table-cell>
          <table:table-cell office:value-type="float" office:value="39.0093256305311" calcext:value-type="float">
            <text:p>39.009325630531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float" office:value="-77.0238137172148" calcext:value-type="float">
            <text:p>-77.0238137172148</text:p>
          </table:table-cell>
          <table:table-cell office:value-type="float" office:value="39.0051225612165" calcext:value-type="float">
            <text:p>39.005122561216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float" office:value="-77.0008858444986" calcext:value-type="float">
            <text:p>-77.0008858444986</text:p>
          </table:table-cell>
          <table:table-cell office:value-type="float" office:value="39.0118461839503" calcext:value-type="float">
            <text:p>39.011846183950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-76.9851884451458" calcext:value-type="float">
            <text:p>-76.9851884451458</text:p>
          </table:table-cell>
          <table:table-cell office:value-type="float" office:value="39.0093594516841" calcext:value-type="float">
            <text:p>39.009359451684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float" office:value="-77.0545584112114" calcext:value-type="float">
            <text:p>-77.0545584112114</text:p>
          </table:table-cell>
          <table:table-cell office:value-type="float" office:value="39.019117136177" calcext:value-type="float">
            <text:p>39.01911713617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office:value-type="float" office:value="-77.0262198969235" calcext:value-type="float">
            <text:p>-77.0262198969235</text:p>
          </table:table-cell>
          <table:table-cell office:value-type="float" office:value="39.0175497315674" calcext:value-type="float">
            <text:p>39.017549731567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-77.03494680515" calcext:value-type="float">
            <text:p>-77.03494680515</text:p>
          </table:table-cell>
          <table:table-cell office:value-type="float" office:value="39.0174190882225" calcext:value-type="float">
            <text:p>39.017419088222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-77.1065545424094" calcext:value-type="float">
            <text:p>-77.1065545424094</text:p>
          </table:table-cell>
          <table:table-cell office:value-type="float" office:value="39.0165652126349" calcext:value-type="float">
            <text:p>39.016565212634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-77.1180616564078" calcext:value-type="float">
            <text:p>-77.1180616564078</text:p>
          </table:table-cell>
          <table:table-cell office:value-type="float" office:value="38.999685302522" calcext:value-type="float">
            <text:p>38.99968530252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-77.1165632072854" calcext:value-type="float">
            <text:p>-77.1165632072854</text:p>
          </table:table-cell>
          <table:table-cell office:value-type="float" office:value="39.013252460636" calcext:value-type="float">
            <text:p>39.01325246063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-77.0869250080772" calcext:value-type="float">
            <text:p>-77.0869250080772</text:p>
          </table:table-cell>
          <table:table-cell office:value-type="float" office:value="38.9918055545719" calcext:value-type="float">
            <text:p>38.991805554571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-77.1611396954087" calcext:value-type="float">
            <text:p>-77.1611396954087</text:p>
          </table:table-cell>
          <table:table-cell office:value-type="float" office:value="39.0123627960253" calcext:value-type="float">
            <text:p>39.012362796025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-77.0758008639646" calcext:value-type="float">
            <text:p>-77.0758008639646</text:p>
          </table:table-cell>
          <table:table-cell office:value-type="float" office:value="39.0211416440111" calcext:value-type="float">
            <text:p>39.021141644011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-77.1288284490284" calcext:value-type="float">
            <text:p>-77.1288284490284</text:p>
          </table:table-cell>
          <table:table-cell office:value-type="float" office:value="39.0230019788307" calcext:value-type="float">
            <text:p>39.023001978830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 office:value-type="float" office:value="-77.0131931378784" calcext:value-type="float">
            <text:p>-77.0131931378784</text:p>
          </table:table-cell>
          <table:table-cell office:value-type="float" office:value="38.9854301830883" calcext:value-type="float">
            <text:p>38.985430183088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-77.0764712588251" calcext:value-type="float">
            <text:p>-77.0764712588251</text:p>
          </table:table-cell>
          <table:table-cell office:value-type="float" office:value="38.991068768183" calcext:value-type="float">
            <text:p>38.99106876818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" calcext:value-type="float">
            <text:p>5</text:p>
          </table:table-cell>
          <table:table-cell office:value-type="float" office:value="-77.0311527594525" calcext:value-type="float">
            <text:p>-77.0311527594525</text:p>
          </table:table-cell>
          <table:table-cell office:value-type="float" office:value="38.9995553002141" calcext:value-type="float">
            <text:p>38.999555300214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-77.0989358994664" calcext:value-type="float">
            <text:p>-77.0989358994664</text:p>
          </table:table-cell>
          <table:table-cell office:value-type="float" office:value="38.9832561727363" calcext:value-type="float">
            <text:p>38.983256172736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-76.9972611473372" calcext:value-type="float">
            <text:p>-76.9972611473372</text:p>
          </table:table-cell>
          <table:table-cell office:value-type="float" office:value="38.9951681006764" calcext:value-type="float">
            <text:p>38.995168100676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float" office:value="-77.0509542087067" calcext:value-type="float">
            <text:p>-77.0509542087067</text:p>
          </table:table-cell>
          <table:table-cell office:value-type="float" office:value="38.9987913125901" calcext:value-type="float">
            <text:p>38.998791312590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-77.0451517636622" calcext:value-type="float">
            <text:p>-77.0451517636622</text:p>
          </table:table-cell>
          <table:table-cell office:value-type="float" office:value="39.0013306402872" calcext:value-type="float">
            <text:p>39.001330640287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-76.9851884451458" calcext:value-type="float">
            <text:p>-76.9851884451458</text:p>
          </table:table-cell>
          <table:table-cell office:value-type="float" office:value="39.0093594516841" calcext:value-type="float">
            <text:p>39.009359451684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-77.088969976786" calcext:value-type="float">
            <text:p>-77.088969976786</text:p>
          </table:table-cell>
          <table:table-cell office:value-type="float" office:value="38.98682647788" calcext:value-type="float">
            <text:p>38.9868264778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-77.02455104329" calcext:value-type="float">
            <text:p>-77.02455104329</text:p>
          </table:table-cell>
          <table:table-cell office:value-type="float" office:value="38.9951194516415" calcext:value-type="float">
            <text:p>38.995119451641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office:value-type="float" office:value="-77.0157924666443" calcext:value-type="float">
            <text:p>-77.0157924666443</text:p>
          </table:table-cell>
          <table:table-cell office:value-type="float" office:value="39.0004315209922" calcext:value-type="float">
            <text:p>39.000431520992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-77.2131727172425" calcext:value-type="float">
            <text:p>-77.2131727172425</text:p>
          </table:table-cell>
          <table:table-cell office:value-type="float" office:value="38.9903170896621" calcext:value-type="float">
            <text:p>38.990317089662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-77.1295008624283" calcext:value-type="float">
            <text:p>-77.1295008624283</text:p>
          </table:table-cell>
          <table:table-cell office:value-type="float" office:value="38.9887914968453" calcext:value-type="float">
            <text:p>38.988791496845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" calcext:value-type="float">
            <text:p>5</text:p>
          </table:table-cell>
          <table:table-cell office:value-type="float" office:value="-77.0103578643345" calcext:value-type="float">
            <text:p>-77.0103578643345</text:p>
          </table:table-cell>
          <table:table-cell office:value-type="float" office:value="39.0042511350604" calcext:value-type="float">
            <text:p>39.004251135060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-77.0370393627795" calcext:value-type="float">
            <text:p>-77.0370393627795</text:p>
          </table:table-cell>
          <table:table-cell office:value-type="float" office:value="39.0338425416836" calcext:value-type="float">
            <text:p>39.033842541683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-77.1687400918902" calcext:value-type="float">
            <text:p>-77.1687400918902</text:p>
          </table:table-cell>
          <table:table-cell office:value-type="float" office:value="39.0320119148263" calcext:value-type="float">
            <text:p>39.032011914826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float" office:value="-76.9876315784759" calcext:value-type="float">
            <text:p>-76.9876315784759</text:p>
          </table:table-cell>
          <table:table-cell office:value-type="float" office:value="39.0274886651928" calcext:value-type="float">
            <text:p>39.027488665192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float" office:value="-77.0769950701402" calcext:value-type="float">
            <text:p>-77.0769950701402</text:p>
          </table:table-cell>
          <table:table-cell office:value-type="float" office:value="39.0395140972528" calcext:value-type="float">
            <text:p>39.039514097252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float" office:value="-77.0170471283479" calcext:value-type="float">
            <text:p>-77.0170471283479</text:p>
          </table:table-cell>
          <table:table-cell office:value-type="float" office:value="39.0436381593369" calcext:value-type="float">
            <text:p>39.043638159336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-77.1739041885542" calcext:value-type="float">
            <text:p>-77.1739041885542</text:p>
          </table:table-cell>
          <table:table-cell office:value-type="float" office:value="39.0092239448284" calcext:value-type="float">
            <text:p>39.009223944828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office:value-type="float" office:value="-77.0573923432743" calcext:value-type="float">
            <text:p>-77.0573923432743</text:p>
          </table:table-cell>
          <table:table-cell office:value-type="float" office:value="39.0286194225405" calcext:value-type="float">
            <text:p>39.028619422540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office:value-type="float" office:value="-77.0050375495976" calcext:value-type="float">
            <text:p>-77.0050375495976</text:p>
          </table:table-cell>
          <table:table-cell office:value-type="float" office:value="39.0213110735871" calcext:value-type="float">
            <text:p>39.021311073587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-77.1141784304671" calcext:value-type="float">
            <text:p>-77.1141784304671</text:p>
          </table:table-cell>
          <table:table-cell office:value-type="float" office:value="39.0234093046228" calcext:value-type="float">
            <text:p>39.023409304622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  <table:table-cell office:value-type="float" office:value="-77.0328776230383" calcext:value-type="float">
            <text:p>-77.0328776230383</text:p>
          </table:table-cell>
          <table:table-cell office:value-type="float" office:value="39.0267788019486" calcext:value-type="float">
            <text:p>39.026778801948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-77.0893301074977" calcext:value-type="float">
            <text:p>-77.0893301074977</text:p>
          </table:table-cell>
          <table:table-cell office:value-type="float" office:value="39.0131095115134" calcext:value-type="float">
            <text:p>39.013109511513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-77.1301017248477" calcext:value-type="float">
            <text:p>-77.1301017248477</text:p>
          </table:table-cell>
          <table:table-cell office:value-type="float" office:value="39.025391888908" calcext:value-type="float">
            <text:p>39.02539188890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-77.0964846475384" calcext:value-type="float">
            <text:p>-77.0964846475384</text:p>
          </table:table-cell>
          <table:table-cell office:value-type="float" office:value="39.0292577882157" calcext:value-type="float">
            <text:p>39.029257788215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-77.2122508849803" calcext:value-type="float">
            <text:p>-77.2122508849803</text:p>
          </table:table-cell>
          <table:table-cell office:value-type="float" office:value="39.0208808831952" calcext:value-type="float">
            <text:p>39.020880883195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-77.1720217408104" calcext:value-type="float">
            <text:p>-77.1720217408104</text:p>
          </table:table-cell>
          <table:table-cell office:value-type="float" office:value="39.0315783827697" calcext:value-type="float">
            <text:p>39.031578382769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office:value-type="float" office:value="-76.9922116399889" calcext:value-type="float">
            <text:p>-76.9922116399889</text:p>
          </table:table-cell>
          <table:table-cell office:value-type="float" office:value="39.0276166471535" calcext:value-type="float">
            <text:p>39.027616647153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float" office:value="-77.0263620900475" calcext:value-type="float">
            <text:p>-77.0263620900475</text:p>
          </table:table-cell>
          <table:table-cell office:value-type="float" office:value="39.0305874247561" calcext:value-type="float">
            <text:p>39.030587424756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-77.0750155722537" calcext:value-type="float">
            <text:p>-77.0750155722537</text:p>
          </table:table-cell>
          <table:table-cell office:value-type="float" office:value="39.0257892853151" calcext:value-type="float">
            <text:p>39.025789285315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-77.1592128899673" calcext:value-type="float">
            <text:p>-77.1592128899673</text:p>
          </table:table-cell>
          <table:table-cell office:value-type="float" office:value="39.0243899893717" calcext:value-type="float">
            <text:p>39.024389989371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  <table:table-cell office:value-type="float" office:value="-77.0306231403879" calcext:value-type="float">
            <text:p>-77.0306231403879</text:p>
          </table:table-cell>
          <table:table-cell office:value-type="float" office:value="39.0388021673376" calcext:value-type="float">
            <text:p>39.038802167337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float" office:value="-77.0204193735754" calcext:value-type="float">
            <text:p>-77.0204193735754</text:p>
          </table:table-cell>
          <table:table-cell office:value-type="float" office:value="39.033310438959" calcext:value-type="float">
            <text:p>39.03331043895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-77.1223482152589" calcext:value-type="float">
            <text:p>-77.1223482152589</text:p>
          </table:table-cell>
          <table:table-cell office:value-type="float" office:value="39.0383633817992" calcext:value-type="float">
            <text:p>39.038363381799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-77.0517458434823" calcext:value-type="float">
            <text:p>-77.0517458434823</text:p>
          </table:table-cell>
          <table:table-cell office:value-type="float" office:value="39.0339004999813" calcext:value-type="float">
            <text:p>39.033900499981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-77.1451112121873" calcext:value-type="float">
            <text:p>-77.1451112121873</text:p>
          </table:table-cell>
          <table:table-cell office:value-type="float" office:value="39.0471037431668" calcext:value-type="float">
            <text:p>39.047103743166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float" office:value="-77.0017610799788" calcext:value-type="float">
            <text:p>-77.0017610799788</text:p>
          </table:table-cell>
          <table:table-cell office:value-type="float" office:value="39.0394753144486" calcext:value-type="float">
            <text:p>39.039475314448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-77.1614898459709" calcext:value-type="float">
            <text:p>-77.1614898459709</text:p>
          </table:table-cell>
          <table:table-cell office:value-type="float" office:value="39.0464974630923" calcext:value-type="float">
            <text:p>39.046497463092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-77.1731281419633" calcext:value-type="float">
            <text:p>-77.1731281419633</text:p>
          </table:table-cell>
          <table:table-cell office:value-type="float" office:value="39.0443047901991" calcext:value-type="float">
            <text:p>39.044304790199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-77.1253423097968" calcext:value-type="float">
            <text:p>-77.1253423097968</text:p>
          </table:table-cell>
          <table:table-cell office:value-type="float" office:value="39.0536664206998" calcext:value-type="float">
            <text:p>39.053666420699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-77.2061907114964" calcext:value-type="float">
            <text:p>-77.2061907114964</text:p>
          </table:table-cell>
          <table:table-cell office:value-type="float" office:value="39.0475503345114" calcext:value-type="float">
            <text:p>39.047550334511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-77.1200953214509" calcext:value-type="float">
            <text:p>-77.1200953214509</text:p>
          </table:table-cell>
          <table:table-cell office:value-type="float" office:value="39.0687280363947" calcext:value-type="float">
            <text:p>39.068728036394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-76.9953329528009" calcext:value-type="float">
            <text:p>-76.9953329528009</text:p>
          </table:table-cell>
          <table:table-cell office:value-type="float" office:value="39.056521734401" calcext:value-type="float">
            <text:p>39.05652173440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float" office:value="-77.0413621270872" calcext:value-type="float">
            <text:p>-77.0413621270872</text:p>
          </table:table-cell>
          <table:table-cell office:value-type="float" office:value="39.0613561545795" calcext:value-type="float">
            <text:p>39.061356154579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float" office:value="-77.030700188206" calcext:value-type="float">
            <text:p>-77.030700188206</text:p>
          </table:table-cell>
          <table:table-cell office:value-type="float" office:value="39.0496028356274" calcext:value-type="float">
            <text:p>39.049602835627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float" office:value="-77.0679489018705" calcext:value-type="float">
            <text:p>-77.0679489018705</text:p>
          </table:table-cell>
          <table:table-cell office:value-type="float" office:value="39.0600172780399" calcext:value-type="float">
            <text:p>39.060017278039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-77.2058383448281" calcext:value-type="float">
            <text:p>-77.2058383448281</text:p>
          </table:table-cell>
          <table:table-cell office:value-type="float" office:value="39.0269468019264" calcext:value-type="float">
            <text:p>39.02694680192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-77.1147299134932" calcext:value-type="float">
            <text:p>-77.1147299134932</text:p>
          </table:table-cell>
          <table:table-cell office:value-type="float" office:value="39.0709107710613" calcext:value-type="float">
            <text:p>39.070910771061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-77.0965815569344" calcext:value-type="float">
            <text:p>-77.0965815569344</text:p>
          </table:table-cell>
          <table:table-cell office:value-type="float" office:value="39.033045510922" calcext:value-type="float">
            <text:p>39.03304551092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float" office:value="-77.0775690233265" calcext:value-type="float">
            <text:p>-77.0775690233265</text:p>
          </table:table-cell>
          <table:table-cell office:value-type="float" office:value="39.0512553643296" calcext:value-type="float">
            <text:p>39.051255364329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float" office:value="-77.1744365330857" calcext:value-type="float">
            <text:p>-77.1744365330857</text:p>
          </table:table-cell>
          <table:table-cell office:value-type="float" office:value="39.0631353321791" calcext:value-type="float">
            <text:p>39.063135332179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-76.9755860623671" calcext:value-type="float">
            <text:p>-76.9755860623671</text:p>
          </table:table-cell>
          <table:table-cell office:value-type="float" office:value="39.0460980423057" calcext:value-type="float">
            <text:p>39.046098042305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-77.0965815569344" calcext:value-type="float">
            <text:p>-77.0965815569344</text:p>
          </table:table-cell>
          <table:table-cell office:value-type="float" office:value="39.033045510922" calcext:value-type="float">
            <text:p>39.03304551092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float" office:value="-77.0980535574616" calcext:value-type="float">
            <text:p>-77.0980535574616</text:p>
          </table:table-cell>
          <table:table-cell office:value-type="float" office:value="39.0506505963772" calcext:value-type="float">
            <text:p>39.05065059637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-77.0980535574616" calcext:value-type="float">
            <text:p>-77.0980535574616</text:p>
          </table:table-cell>
          <table:table-cell office:value-type="float" office:value="39.0506505963772" calcext:value-type="float">
            <text:p>39.050650596377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-77.1915350429454" calcext:value-type="float">
            <text:p>-77.1915350429454</text:p>
          </table:table-cell>
          <table:table-cell office:value-type="float" office:value="39.0410075603523" calcext:value-type="float">
            <text:p>39.041007560352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-77.178637575057" calcext:value-type="float">
            <text:p>-77.178637575057</text:p>
          </table:table-cell>
          <table:table-cell office:value-type="float" office:value="39.0448587791864" calcext:value-type="float">
            <text:p>39.044858779186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float" office:value="-77.0670360204928" calcext:value-type="float">
            <text:p>-77.0670360204928</text:p>
          </table:table-cell>
          <table:table-cell office:value-type="float" office:value="39.0396158967085" calcext:value-type="float">
            <text:p>39.039615896708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-77.1184305572927" calcext:value-type="float">
            <text:p>-77.1184305572927</text:p>
          </table:table-cell>
          <table:table-cell office:value-type="float" office:value="39.0461441455778" calcext:value-type="float">
            <text:p>39.046144145577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-77.1305947937391" calcext:value-type="float">
            <text:p>-77.1305947937391</text:p>
          </table:table-cell>
          <table:table-cell office:value-type="float" office:value="39.0418895171734" calcext:value-type="float">
            <text:p>39.041889517173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-77.0980535574616" calcext:value-type="float">
            <text:p>-77.0980535574616</text:p>
          </table:table-cell>
          <table:table-cell office:value-type="float" office:value="39.0506505963772" calcext:value-type="float">
            <text:p>39.050650596377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float" office:value="-77.0639085337895" calcext:value-type="float">
            <text:p>-77.0639085337895</text:p>
          </table:table-cell>
          <table:table-cell office:value-type="float" office:value="39.0511227029091" calcext:value-type="float">
            <text:p>39.051122702909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float" office:value="-77.0393881974071" calcext:value-type="float">
            <text:p>-77.0393881974071</text:p>
          </table:table-cell>
          <table:table-cell office:value-type="float" office:value="39.0455588692406" calcext:value-type="float">
            <text:p>39.045558869240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-77.039027844482" calcext:value-type="float">
            <text:p>-77.039027844482</text:p>
          </table:table-cell>
          <table:table-cell office:value-type="float" office:value="39.065750273468" calcext:value-type="float">
            <text:p>39.06575027346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float" office:value="-77.0791590241694" calcext:value-type="float">
            <text:p>-77.0791590241694</text:p>
          </table:table-cell>
          <table:table-cell office:value-type="float" office:value="39.0615504146156" calcext:value-type="float">
            <text:p>39.061550414615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float" office:value="-77.0852891294932" calcext:value-type="float">
            <text:p>-77.0852891294932</text:p>
          </table:table-cell>
          <table:table-cell office:value-type="float" office:value="39.0485027508351" calcext:value-type="float">
            <text:p>39.048502750835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float" office:value="-77.2058383448281" calcext:value-type="float">
            <text:p>-77.2058383448281</text:p>
          </table:table-cell>
          <table:table-cell office:value-type="float" office:value="39.0269468019264" calcext:value-type="float">
            <text:p>39.026946801926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float" office:value="-77.1147299134932" calcext:value-type="float">
            <text:p>-77.1147299134932</text:p>
          </table:table-cell>
          <table:table-cell office:value-type="float" office:value="39.0709107710613" calcext:value-type="float">
            <text:p>39.070910771061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float" office:value="-77.1744365330857" calcext:value-type="float">
            <text:p>-77.1744365330857</text:p>
          </table:table-cell>
          <table:table-cell office:value-type="float" office:value="39.0631353321791" calcext:value-type="float">
            <text:p>39.063135332179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float" office:value="-77.1147299134932" calcext:value-type="float">
            <text:p>-77.1147299134932</text:p>
          </table:table-cell>
          <table:table-cell office:value-type="float" office:value="39.0709107710613" calcext:value-type="float">
            <text:p>39.070910771061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-77.090220859605" calcext:value-type="float">
            <text:p>-77.090220859605</text:p>
          </table:table-cell>
          <table:table-cell office:value-type="float" office:value="39.0682491447814" calcext:value-type="float">
            <text:p>39.068249144781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float" office:value="-77.090220859605" calcext:value-type="float">
            <text:p>-77.090220859605</text:p>
          </table:table-cell>
          <table:table-cell office:value-type="float" office:value="39.0682491447814" calcext:value-type="float">
            <text:p>39.068249144781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float" office:value="-76.9941729253308" calcext:value-type="float">
            <text:p>-76.9941729253308</text:p>
          </table:table-cell>
          <table:table-cell office:value-type="float" office:value="39.0687671604219" calcext:value-type="float">
            <text:p>39.068767160421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-77.0056814995592" calcext:value-type="float">
            <text:p>-77.0056814995592</text:p>
          </table:table-cell>
          <table:table-cell office:value-type="float" office:value="39.0578019373368" calcext:value-type="float">
            <text:p>39.057801937336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float" office:value="-77.1200953214509" calcext:value-type="float">
            <text:p>-77.1200953214509</text:p>
          </table:table-cell>
          <table:table-cell office:value-type="float" office:value="39.0687280363947" calcext:value-type="float">
            <text:p>39.06872803639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-77.0670629806313" calcext:value-type="float">
            <text:p>-77.0670629806313</text:p>
          </table:table-cell>
          <table:table-cell office:value-type="float" office:value="39.0654368380007" calcext:value-type="float">
            <text:p>39.065436838000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-77.188864127886" calcext:value-type="float">
            <text:p>-77.188864127886</text:p>
          </table:table-cell>
          <table:table-cell office:value-type="float" office:value="39.0592190062811" calcext:value-type="float">
            <text:p>39.05921900628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Nachlieli CLM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84" meta:object-count="0"/>
    <meta:generator>LibreOffice/6.2.4.2$Linux_X86_64 LibreOffice_project/2412653d852ce75f65fbfa83fb7e7b669a126d64</meta:generator>
  </office:meta>
</office:document-meta>
</file>